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8139" officeooo:paragraph-rsid="00088139"/>
    </style:style>
    <style:style style:name="P2" style:family="paragraph" style:parent-style-name="Standard">
      <style:text-properties officeooo:rsid="000b7438" officeooo:paragraph-rsid="000b7438"/>
    </style:style>
    <style:style style:name="T1" style:family="text">
      <style:text-properties officeooo:rsid="0008bff1"/>
    </style:style>
    <style:style style:name="T2" style:family="text">
      <style:text-properties officeooo:rsid="000a86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6</text:p>
      <text:p text:style-name="P1"/>
      <text:p text:style-name="P1">- <text:span text:style-name="T1">No fim diz que eu devo colocar o comando ‘OK’ <text:s/>para mostrar que o usuário clicou no OK e o Easygui me passaria a informação tentei com o OK e não recebi informação que o usuário clicou no Ok. Então resolvi deixar sem o OK.</text:span></text:p>
      <text:p text:style-name="P1"/>
      <text:p text:style-name="P1">- <text:span text:style-name="T2">Para que o comando user_response referente ao “Hello there!”? Quer dizer que o usuário deveria responder algo? Tentei responder algo e não aceitou. Como faria para aceitar a resposta do usuário? Isso é possível?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21:25:58.638453632</meta:creation-date>
    <dc:date>2017-06-04T22:44:14.561769400</dc:date>
    <meta:editing-duration>PT4M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83" meta:character-count="446" meta:non-whitespace-character-count="365"/>
  </office:meta>
</office:document-meta>
</file>